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9.99mm" svg:height="89.99mm" svg:x="141.71mm" svg:y="3.39mm">
            <draw:object draw:notify-on-update-of-ranges="Feuille1.B2:Feuille1.B6 Feuille1.C1:Feuille1.C1 Feuille1.C2:Feuille1.C6 Feuille1.B2:Feuille1.B6 Feuille1.D1:Feuille1.D1 Feuille1.D2:Feuille1.D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40.61mm" svg:y="98.47mm">
            <draw:object draw:notify-on-update-of-ranges="Feuille1.B9:Feuille1.B13 Feuille1.C8:Feuille1.C8 Feuille1.C9:Feuille1.C13 Feuille1.B9:Feuille1.B13 Feuille1.D8:Feuille1.D8 Feuille1.D9:Feuille1.D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38.4mm" svg:y="190.91mm">
            <draw:object draw:notify-on-update-of-ranges="Feuille1.B17:Feuille1.B21 Feuille1.C16:Feuille1.C16 Feuille1.C17:Feuille1.C21 Feuille1.B17:Feuille1.B21 Feuille1.D16:Feuille1.D16 Feuille1.D17:Feuille1.D2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37.02mm" svg:y="289.71mm">
            <draw:object draw:notify-on-update-of-ranges="Feuille1.B24:Feuille1.B24 Feuille1.B25:Feuille1.B29 Feuille1.C24:Feuille1.C24 Feuille1.C25:Feuille1.C29 Feuille1.B24:Feuille1.B24 Feuille1.B25:Feuille1.B29 Feuille1.D24:Feuille1.D24 Feuille1.D25:Feuille1.D2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136.2mm" svg:y="385.07mm">
            <draw:object draw:notify-on-update-of-ranges="Feuille1.B31:Feuille1.B31 Feuille1.B32:Feuille1.B36 Feuille1.C31:Feuille1.C31 Feuille1.C32:Feuille1.C36 Feuille1.B31:Feuille1.B31 Feuille1.B32:Feuille1.B36 Feuille1.D31:Feuille1.D31 Feuille1.D32:Feuille1.D3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Discretization</text:p>
          </table:table-cell>
          <table:table-cell office:value-type="string" calcext:value-type="string">
            <text:p>Indegree=1</text:p>
          </table:table-cell>
          <table:table-cell office:value-type="string" calcext:value-type="string">
            <text:p>Indegree=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office:value-type="float" office:value="7.34" calcext:value-type="float">
            <text:p>7,3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44" calcext:value-type="float">
            <text:p>2,44</text:p>
          </table:table-cell>
          <table:table-cell office:value-type="float" office:value="7.41" calcext:value-type="float">
            <text:p>7,4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.29" calcext:value-type="float">
            <text:p>2,29</text:p>
          </table:table-cell>
          <table:table-cell office:value-type="float" office:value="25.09" calcext:value-type="float">
            <text:p>25,0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.54" calcext:value-type="float">
            <text:p>5,54</text:p>
          </table:table-cell>
          <table:table-cell office:value-type="float" office:value="118.39" calcext:value-type="float">
            <text:p>118,3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29" calcext:value-type="float">
            <text:p>5,29</text:p>
          </table:table-cell>
          <table:table-cell office:value-type="float" office:value="317.79" calcext:value-type="float">
            <text:p>317,7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iscretization</text:p>
          </table:table-cell>
          <table:table-cell office:value-type="string" calcext:value-type="string">
            <text:p>Indegree=1</text:p>
          </table:table-cell>
          <table:table-cell office:value-type="string" calcext:value-type="string">
            <text:p>Indegree=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.31" calcext:value-type="float">
            <text:p>2,31</text:p>
          </table:table-cell>
          <table:table-cell office:value-type="float" office:value="6.03" calcext:value-type="float">
            <text:p>6,0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28" calcext:value-type="float">
            <text:p>2,28</text:p>
          </table:table-cell>
          <table:table-cell office:value-type="float" office:value="6.05" calcext:value-type="float">
            <text:p>6,0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,8</text:p>
          </table:table-cell>
          <table:table-cell office:value-type="float" office:value="22.83" calcext:value-type="float">
            <text:p>22,8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.49" calcext:value-type="float">
            <text:p>5,49</text:p>
          </table:table-cell>
          <table:table-cell office:value-type="float" office:value="107.36" calcext:value-type="float">
            <text:p>107,3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.94" calcext:value-type="float">
            <text:p>4,94</text:p>
          </table:table-cell>
          <table:table-cell office:value-type="float" office:value="351.29" calcext:value-type="float">
            <text:p>351,29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iscretization</text:p>
          </table:table-cell>
          <table:table-cell office:value-type="string" calcext:value-type="string">
            <text:p>Indegree=1</text:p>
          </table:table-cell>
          <table:table-cell office:value-type="string" calcext:value-type="string">
            <text:p>Indegree=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.37" calcext:value-type="float">
            <text:p>2,37</text:p>
          </table:table-cell>
          <table:table-cell office:value-type="float" office:value="7.63" calcext:value-type="float">
            <text:p>7,6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39" calcext:value-type="float">
            <text:p>2,39</text:p>
          </table:table-cell>
          <table:table-cell office:value-type="float" office:value="7.66" calcext:value-type="float">
            <text:p>7,6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.32" calcext:value-type="float">
            <text:p>2,32</text:p>
          </table:table-cell>
          <table:table-cell office:value-type="float" office:value="25.03" calcext:value-type="float">
            <text:p>25,0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.67" calcext:value-type="float">
            <text:p>5,67</text:p>
          </table:table-cell>
          <table:table-cell office:value-type="float" office:value="110.01" calcext:value-type="float">
            <text:p>110,0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78" calcext:value-type="float">
            <text:p>5,78</text:p>
          </table:table-cell>
          <table:table-cell office:value-type="float" office:value="381.27" calcext:value-type="float">
            <text:p>381,27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iscretization</text:p>
          </table:table-cell>
          <table:table-cell office:value-type="string" calcext:value-type="string">
            <text:p>Indegree=1</text:p>
          </table:table-cell>
          <table:table-cell office:value-type="string" calcext:value-type="string">
            <text:p>Indegree=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.63" calcext:value-type="float">
            <text:p>7,63</text:p>
          </table:table-cell>
          <table:table-cell office:value-type="float" office:value="12.35" calcext:value-type="float">
            <text:p>12,3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.04" calcext:value-type="float">
            <text:p>8,04</text:p>
          </table:table-cell>
          <table:table-cell office:value-type="float" office:value="12.17" calcext:value-type="float">
            <text:p>12,1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.76" calcext:value-type="float">
            <text:p>11,76</text:p>
          </table:table-cell>
          <table:table-cell office:value-type="float" office:value="40.85" calcext:value-type="float">
            <text:p>40,8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2.78" calcext:value-type="float">
            <text:p>22,78</text:p>
          </table:table-cell>
          <table:table-cell office:value-type="float" office:value="165.66" calcext:value-type="float">
            <text:p>165,6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5.4" calcext:value-type="float">
            <text:p>25,4</text:p>
          </table:table-cell>
          <table:table-cell office:value-type="float" office:value="644.96" calcext:value-type="float">
            <text:p>644,9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iscretization</text:p>
          </table:table-cell>
          <table:table-cell office:value-type="string" calcext:value-type="string">
            <text:p>Indegree=1</text:p>
          </table:table-cell>
          <table:table-cell office:value-type="string" calcext:value-type="string">
            <text:p>Indegree=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.06" calcext:value-type="float">
            <text:p>4,06</text:p>
          </table:table-cell>
          <table:table-cell office:value-type="float" office:value="8.73" calcext:value-type="float">
            <text:p>8,7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.12" calcext:value-type="float">
            <text:p>4,12</text:p>
          </table:table-cell>
          <table:table-cell office:value-type="float" office:value="8.59" calcext:value-type="float">
            <text:p>8,5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8.08" calcext:value-type="float">
            <text:p>38,0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.12" calcext:value-type="float">
            <text:p>12,12</text:p>
          </table:table-cell>
          <table:table-cell office:value-type="float" office:value="167.98" calcext:value-type="float">
            <text:p>167,9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3.14" calcext:value-type="float">
            <text:p>13,14</text:p>
          </table:table-cell>
          <table:table-cell office:value-type="float" office:value="627.62" calcext:value-type="float">
            <text:p>627,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4">00/00/0000</text:date>, <text:time style:data-style-name="N2" text:time-value="13:28:48.3095685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3:28:48.851262160</meta:creation-date>
    <meta:editing-duration>PT9M6S</meta:editing-duration>
    <meta:editing-cycles>4</meta:editing-cycles>
    <meta:generator>LibreOffice/4.4.2.2$Linux_X86_64 LibreOffice_project/40m0$Build-2</meta:generator>
    <dc:date>2015-10-14T13:37:47.737825538</dc:date>
    <meta:document-statistic meta:table-count="1" meta:cell-count="9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" chart:maximum="6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700" chart:interval-major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2.281cm" svg:y="5.267cm" style:legend-expansion="custom" chartooo:width="2.854cm" chartooo:height="1.096cm" style:legend-expansion-aspect-ratio="2.60401459854015" chart:style-name="ch2"/>
        <chart:plot-area chart:style-name="ch3" table:cell-range-address="Feuille1.B2:Feuille1.D6 Feuille1.C1:Feuille1.D1" chart:data-source-has-labels="row" svg:x="1.331cm" svg:y="0.18cm" svg:width="14.349cm" svg:height="7.659cm">
          <chartooo:coordinate-region svg:x="2.138cm" svg:y="0.379cm" svg:width="13.448cm" svg:height="6.813cm"/>
          <chart:axis chart:dimension="x" chart:name="primary-x" chart:style-name="ch4">
            <chart:title svg:x="7.006cm" svg:y="8.019cm" chart:style-name="ch5">
              <text:p>Discretization levels</text:p>
            </chart:title>
          </chart:axis>
          <chart:axis chart:dimension="y" chart:name="primary-y" chart:style-name="ch6">
            <chart:title svg:x="0.451cm" svg:y="5.667cm" chart:style-name="ch7">
              <text:p>Run Time (in seconds)</text:p>
            </chart:title>
            <chart:grid chart:style-name="ch8" chart:class="major"/>
          </chart:axis>
          <chart:series chart:style-name="ch9" chart:values-cell-range-address="Feuille1.C2:Feuille1.C6" chart:label-cell-address="Feuille1.C1:Feuille1.C1" chart:class="chart:scatter">
            <chart:domain table:cell-range-address="Feuille1.B2:Feuille1.B6"/>
            <chart:data-point chart:repeated="5"/>
          </chart:series>
          <chart:series chart:style-name="ch10" chart:values-cell-range-address="Feuille1.D2:Feuille1.D6" chart:label-cell-address="Feuille1.D1:Feuille1.D1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Indegree=1</text:p>
                <draw:g>
                  <svg:desc>Feuille1.C1:Feuille1.C1</svg:desc>
                </draw:g>
              </table:table-cell>
              <table:table-cell office:value-type="string">
                <text:p>Indegree=2</text:p>
                <draw:g>
                  <svg:desc>Feuille1.D1:Feui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euille1.B2:Feuille1.B6</svg:desc>
                </draw:g>
              </table:table-cell>
              <table:table-cell office:value-type="float" office:value="2.4">
                <text:p>2.4</text:p>
                <draw:g>
                  <svg:desc>Feuille1.C2:Feuille1.C6</svg:desc>
                </draw:g>
              </table:table-cell>
              <table:table-cell office:value-type="float" office:value="7.34">
                <text:p>7.34</text:p>
                <draw:g>
                  <svg:desc>Feuille1.D2:Feuille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44">
                <text:p>2.44</text:p>
              </table:table-cell>
              <table:table-cell office:value-type="float" office:value="7.41">
                <text:p>7.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29">
                <text:p>2.29</text:p>
              </table:table-cell>
              <table:table-cell office:value-type="float" office:value="25.09">
                <text:p>25.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.54">
                <text:p>5.54</text:p>
              </table:table-cell>
              <table:table-cell office:value-type="float" office:value="118.39">
                <text:p>118.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.29">
                <text:p>5.29</text:p>
              </table:table-cell>
              <table:table-cell office:value-type="float" office:value="317.79">
                <text:p>317.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" chart:maximum="6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700" chart:origin="0" chart:interval-major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2.227cm" svg:y="5.373cm" style:legend-expansion="custom" chartooo:width="2.854cm" chartooo:height="1.096cm" style:legend-expansion-aspect-ratio="2.60401459854015" chart:style-name="ch2"/>
        <chart:plot-area chart:style-name="ch3" table:cell-range-address="Feuille1.B9:Feuille1.D13 Feuille1.C8:Feuille1.D8" chart:data-source-has-labels="row" svg:x="1.331cm" svg:y="0.18cm" svg:width="14.349cm" svg:height="7.659cm">
          <chartooo:coordinate-region svg:x="2.138cm" svg:y="0.379cm" svg:width="13.448cm" svg:height="6.813cm"/>
          <chart:axis chart:dimension="x" chart:name="primary-x" chart:style-name="ch4">
            <chart:title svg:x="7.006cm" svg:y="8.019cm" chart:style-name="ch5">
              <text:p>Discretization levels</text:p>
            </chart:title>
          </chart:axis>
          <chart:axis chart:dimension="y" chart:name="primary-y" chart:style-name="ch6">
            <chart:title svg:x="0.451cm" svg:y="5.667cm" chart:style-name="ch7">
              <text:p>Run Time (in seconds)</text:p>
            </chart:title>
            <chart:grid chart:style-name="ch8" chart:class="major"/>
          </chart:axis>
          <chart:series chart:style-name="ch9" chart:values-cell-range-address="Feuille1.C9:Feuille1.C13" chart:label-cell-address="Feuille1.C8:Feuille1.C8" chart:class="chart:scatter">
            <chart:domain table:cell-range-address="Feuille1.B9:Feuille1.B13"/>
            <chart:data-point chart:repeated="5"/>
          </chart:series>
          <chart:series chart:style-name="ch10" chart:values-cell-range-address="Feuille1.D9:Feuille1.D13" chart:label-cell-address="Feuille1.D8:Feuille1.D8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Indegree=1</text:p>
                <draw:g>
                  <svg:desc>Feuille1.C8:Feuille1.C8</svg:desc>
                </draw:g>
              </table:table-cell>
              <table:table-cell office:value-type="string">
                <text:p>Indegree=2</text:p>
                <draw:g>
                  <svg:desc>Feuille1.D8:Feuille1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euille1.B9:Feuille1.B13</svg:desc>
                </draw:g>
              </table:table-cell>
              <table:table-cell office:value-type="float" office:value="2.31">
                <text:p>2.31</text:p>
                <draw:g>
                  <svg:desc>Feuille1.C9:Feuille1.C13</svg:desc>
                </draw:g>
              </table:table-cell>
              <table:table-cell office:value-type="float" office:value="6.03">
                <text:p>6.03</text:p>
                <draw:g>
                  <svg:desc>Feuille1.D9:Feuille1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28">
                <text:p>2.28</text:p>
              </table:table-cell>
              <table:table-cell office:value-type="float" office:value="6.05">
                <text:p>6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8">
                <text:p>1.8</text:p>
              </table:table-cell>
              <table:table-cell office:value-type="float" office:value="22.83">
                <text:p>22.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.49">
                <text:p>5.49</text:p>
              </table:table-cell>
              <table:table-cell office:value-type="float" office:value="107.36">
                <text:p>107.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94">
                <text:p>4.94</text:p>
              </table:table-cell>
              <table:table-cell office:value-type="float" office:value="351.29">
                <text:p>351.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" chart:maximum="6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700" chart:interval-major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2.226cm" svg:y="5.506cm" style:legend-expansion="custom" chartooo:width="2.854cm" chartooo:height="1.096cm" style:legend-expansion-aspect-ratio="2.60401459854015" chart:style-name="ch2"/>
        <chart:plot-area chart:style-name="ch3" table:cell-range-address="Feuille1.B17:Feuille1.D21 Feuille1.C16:Feuille1.D16" chart:data-source-has-labels="row" svg:x="1.331cm" svg:y="0.18cm" svg:width="14.349cm" svg:height="7.659cm">
          <chartooo:coordinate-region svg:x="2.138cm" svg:y="0.379cm" svg:width="13.448cm" svg:height="6.813cm"/>
          <chart:axis chart:dimension="x" chart:name="primary-x" chart:style-name="ch4">
            <chart:title svg:x="7.006cm" svg:y="8.019cm" chart:style-name="ch5">
              <text:p>Discretization levels</text:p>
            </chart:title>
          </chart:axis>
          <chart:axis chart:dimension="y" chart:name="primary-y" chart:style-name="ch6">
            <chart:title svg:x="0.451cm" svg:y="5.667cm" chart:style-name="ch7">
              <text:p>Run Time (in seconds)</text:p>
            </chart:title>
            <chart:grid chart:style-name="ch8" chart:class="major"/>
          </chart:axis>
          <chart:series chart:style-name="ch9" chart:values-cell-range-address="Feuille1.C17:Feuille1.C21" chart:label-cell-address="Feuille1.C16:Feuille1.C16" chart:class="chart:scatter">
            <chart:domain table:cell-range-address="Feuille1.B17:Feuille1.B21"/>
            <chart:data-point chart:repeated="5"/>
          </chart:series>
          <chart:series chart:style-name="ch10" chart:values-cell-range-address="Feuille1.D17:Feuille1.D21" chart:label-cell-address="Feuille1.D16:Feuille1.D16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Indegree=1</text:p>
                <draw:g>
                  <svg:desc>Feuille1.C16:Feuille1.C16</svg:desc>
                </draw:g>
              </table:table-cell>
              <table:table-cell office:value-type="string">
                <text:p>Indegree=2</text:p>
                <draw:g>
                  <svg:desc>Feuille1.D16:Feuille1.D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euille1.B17:Feuille1.B21</svg:desc>
                </draw:g>
              </table:table-cell>
              <table:table-cell office:value-type="float" office:value="2.37">
                <text:p>2.37</text:p>
                <draw:g>
                  <svg:desc>Feuille1.C17:Feuille1.C21</svg:desc>
                </draw:g>
              </table:table-cell>
              <table:table-cell office:value-type="float" office:value="7.63">
                <text:p>7.63</text:p>
                <draw:g>
                  <svg:desc>Feuille1.D17:Feuille1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9">
                <text:p>2.3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32">
                <text:p>2.32</text:p>
              </table:table-cell>
              <table:table-cell office:value-type="float" office:value="25.03">
                <text:p>25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.67">
                <text:p>5.67</text:p>
              </table:table-cell>
              <table:table-cell office:value-type="float" office:value="110.01">
                <text:p>110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.78">
                <text:p>5.78</text:p>
              </table:table-cell>
              <table:table-cell office:value-type="float" office:value="381.27">
                <text:p>381.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" chart:maximum="6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2.572cm" svg:y="5.196cm" style:legend-expansion="custom" chartooo:width="2.854cm" chartooo:height="1.096cm" style:legend-expansion-aspect-ratio="2.60401459854015" chart:style-name="ch2"/>
        <chart:plot-area chart:style-name="ch3" table:cell-range-address="Feuille1.B24:Feuille1.D29" chart:data-source-has-labels="row" svg:x="1.331cm" svg:y="0.18cm" svg:width="14.349cm" svg:height="7.659cm">
          <chartooo:coordinate-region svg:x="2.138cm" svg:y="0.379cm" svg:width="13.448cm" svg:height="6.813cm"/>
          <chart:axis chart:dimension="x" chart:name="primary-x" chart:style-name="ch4">
            <chart:title svg:x="6.953cm" svg:y="8.019cm" chart:style-name="ch5">
              <text:p>Discretization Levels</text:p>
            </chart:title>
          </chart:axis>
          <chart:axis chart:dimension="y" chart:name="primary-y" chart:style-name="ch6">
            <chart:title svg:x="0.451cm" svg:y="5.667cm" chart:style-name="ch7">
              <text:p>Run Time (in seconds)</text:p>
            </chart:title>
            <chart:grid chart:style-name="ch8" chart:class="major"/>
          </chart:axis>
          <chart:series chart:style-name="ch9" chart:values-cell-range-address="Feuille1.C25:Feuille1.C29" chart:label-cell-address="Feuille1.C24:Feuille1.C24" chart:class="chart:scatter">
            <chart:domain table:cell-range-address="Feuille1.B25:Feuille1.B29"/>
            <chart:data-point chart:repeated="5"/>
          </chart:series>
          <chart:series chart:style-name="ch10" chart:values-cell-range-address="Feuille1.D25:Feuille1.D29" chart:label-cell-address="Feuille1.D24:Feuille1.D24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Indegree=1</text:p>
                <draw:g>
                  <svg:desc>Feuille1.C24:Feuille1.C24</svg:desc>
                </draw:g>
              </table:table-cell>
              <table:table-cell office:value-type="string">
                <text:p>Indegree=2</text:p>
                <draw:g>
                  <svg:desc>Feuille1.D24:Feuille1.D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euille1.B25:Feuille1.B29</svg:desc>
                </draw:g>
              </table:table-cell>
              <table:table-cell office:value-type="float" office:value="7.63">
                <text:p>7.63</text:p>
                <draw:g>
                  <svg:desc>Feuille1.C25:Feuille1.C29</svg:desc>
                </draw:g>
              </table:table-cell>
              <table:table-cell office:value-type="float" office:value="12.35">
                <text:p>12.35</text:p>
                <draw:g>
                  <svg:desc>Feuille1.D25:Feuille1.D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8.04">
                <text:p>8.04</text:p>
              </table:table-cell>
              <table:table-cell office:value-type="float" office:value="12.17">
                <text:p>12.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.76">
                <text:p>11.76</text:p>
              </table:table-cell>
              <table:table-cell office:value-type="float" office:value="40.85">
                <text:p>40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2.78">
                <text:p>22.78</text:p>
              </table:table-cell>
              <table:table-cell office:value-type="float" office:value="165.66">
                <text:p>165.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5.4">
                <text:p>25.4</text:p>
              </table:table-cell>
              <table:table-cell office:value-type="float" office:value="644.96">
                <text:p>644.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" chart:maximum="6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2.269cm" svg:y="5.196cm" style:legend-expansion="custom" chartooo:width="2.854cm" chartooo:height="1.096cm" style:legend-expansion-aspect-ratio="2.60401459854015" chart:style-name="ch2"/>
        <chart:plot-area chart:style-name="ch3" table:cell-range-address="Feuille1.B31:Feuille1.D36" chart:data-source-has-labels="row" svg:x="1.331cm" svg:y="0.18cm" svg:width="14.349cm" svg:height="7.659cm">
          <chartooo:coordinate-region svg:x="2.138cm" svg:y="0.379cm" svg:width="13.448cm" svg:height="6.813cm"/>
          <chart:axis chart:dimension="x" chart:name="primary-x" chart:style-name="ch4">
            <chart:title svg:x="6.953cm" svg:y="8.019cm" chart:style-name="ch5">
              <text:p>Discretization Levels</text:p>
            </chart:title>
          </chart:axis>
          <chart:axis chart:dimension="y" chart:name="primary-y" chart:style-name="ch6">
            <chart:title svg:x="0.451cm" svg:y="5.667cm" chart:style-name="ch7">
              <text:p>Run Time (in seconds)</text:p>
            </chart:title>
            <chart:grid chart:style-name="ch8" chart:class="major"/>
          </chart:axis>
          <chart:series chart:style-name="ch9" chart:values-cell-range-address="Feuille1.C32:Feuille1.C36" chart:label-cell-address="Feuille1.C31:Feuille1.C31" chart:class="chart:scatter">
            <chart:domain table:cell-range-address="Feuille1.B32:Feuille1.B36"/>
            <chart:data-point chart:repeated="5"/>
          </chart:series>
          <chart:series chart:style-name="ch10" chart:values-cell-range-address="Feuille1.D32:Feuille1.D36" chart:label-cell-address="Feuille1.D31:Feuille1.D31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Indegree=1</text:p>
                <draw:g>
                  <svg:desc>Feuille1.C31:Feuille1.C31</svg:desc>
                </draw:g>
              </table:table-cell>
              <table:table-cell office:value-type="string">
                <text:p>Indegree=2</text:p>
                <draw:g>
                  <svg:desc>Feuille1.D31:Feuille1.D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euille1.B32:Feuille1.B36</svg:desc>
                </draw:g>
              </table:table-cell>
              <table:table-cell office:value-type="float" office:value="4.06">
                <text:p>4.06</text:p>
                <draw:g>
                  <svg:desc>Feuille1.C32:Feuille1.C36</svg:desc>
                </draw:g>
              </table:table-cell>
              <table:table-cell office:value-type="float" office:value="8.73">
                <text:p>8.73</text:p>
                <draw:g>
                  <svg:desc>Feuille1.D32:Feuille1.D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.12">
                <text:p>4.12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38.08">
                <text:p>38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2.12">
                <text:p>12.12</text:p>
              </table:table-cell>
              <table:table-cell office:value-type="float" office:value="167.98">
                <text:p>167.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3.14">
                <text:p>13.14</text:p>
              </table:table-cell>
              <table:table-cell office:value-type="float" office:value="627.62">
                <text:p>627.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